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3" style:parent-style-name="DefaultParagraphFont" style:family="text">
      <style:text-properties fo:color="#123BB6"/>
    </style:style>
  </office:automatic-styles>
  <office:body>
    <office:text text:use-soft-page-breaks="true">
      <text:h text:style-name="P1" text:outline-level="1">User</text:h>
      <text:p text:style-name="ParagraphTextStyle">Write a funny limerick about me</text:p>
      <text:h text:style-name="Heading1" text:outline-level="1"><text:span text:style-name="T3">Microsoft 365 Copilot</text:span></text:h>
      <text:p text:style-name="ParagraphTextStyle">Certainly! Here's a funny limerick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default-outline-level="1">
      <style:paragraph-properties fo:margin-top="0.1in" fo:margin-bottom="0.05in" fo:line-height="115%"/>
      <style:text-properties style:font-name="Segoe UI" style:font-name-asian="Segoe UI" style:font-name-complex="Segoe UI" fo:font-weight="bold" style:font-weight-asian="bold" style:font-weight-complex="bold" fo:color="#005366" fo:font-size="12pt" style:font-size-asian="12pt" style:font-size-complex="12pt" fo:hyphenate="false"/>
    </style:style>
    <style:style style:name="Heading2" style:display-name="Heading 2" style:family="paragraph" style:default-outline-level="2">
      <style:text-properties fo:color="#2E74B5" fo:font-size="13pt" style:font-size-asian="13pt" style:font-size-complex="13pt" fo:hyphenate="false"/>
    </style:style>
    <style:style style:name="Heading3" style:display-name="Heading 3" style:family="paragraph" style:default-outline-level="3">
      <style:text-properties fo:color="#1F4D78" fo:font-size="12pt" style:font-size-asian="12pt" style:font-size-complex="12pt" fo:hyphenate="false"/>
    </style:style>
    <style:style style:name="Heading4" style:display-name="Heading 4" style:family="paragraph" style:default-outline-level="4">
      <style:text-properties fo:font-style="italic" style:font-style-asian="italic" style:font-style-complex="italic" fo:color="#2E74B5" fo:hyphenate="false"/>
    </style:style>
    <style:style style:name="Heading5" style:display-name="Heading 5" style:family="paragraph" style:default-outline-level="5">
      <style:text-properties fo:color="#2E74B5" fo:hyphenate="false"/>
    </style:style>
    <style:style style:name="Heading6" style:display-name="Heading 6" style:family="paragraph" style:default-outline-level="6">
      <style:text-properties fo:color="#1F4D78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>
      <style:text-properties fo:font-size="28pt" style:font-size-asian="28pt" style:font-size-complex="28pt" fo:hyphenate="false"/>
    </style:style>
    <style:style style:name="Strong1" style:display-name="Strong1" style:family="paragraph">
      <style:text-properties fo:font-weight="bold" style:font-weight-asian="bold" style:font-weight-complex="bold" fo:hyphenate="false"/>
    </style:style>
    <style:style style:name="ListParagraph" style:display-name="List Paragraph" style:family="paragraph">
      <style:text-properties fo:hyphenate="false"/>
    </style:style>
    <style:style style:name="Hyperlink" style:display-name="Hyperlink" style:family="text">
      <style:text-properties fo:color="#0563C1" style:text-underline-type="single" style:text-underline-style="solid" style:text-underline-width="auto" style:text-underline-mode="continuous"/>
    </style:style>
    <style:style style:name="FootnoteReference" style:display-name="Footnote Reference" style:family="text">
      <style:text-properties style:text-position="super 65%"/>
    </style:style>
    <style:style style:name="FootnoteText" style:display-name="Footnote Text" style:family="paragraph">
      <style:text-properties fo:hyphenate="false"/>
    </style:style>
    <style:style style:name="FootnoteTextChar" style:display-name="Footnote Text Char" style:family="text">
      <style:text-properties fo:font-size="10pt" style:font-size-asian="10pt" style:font-size-complex="10pt"/>
    </style:style>
    <style:style style:name="PageContextTitleStyle" style:display-name="Page Context Title Style" style:family="paragraph">
      <style:paragraph-properties fo:margin-top="0.1in" fo:margin-bottom="0.05in" fo:line-height="115%"/>
      <style:text-properties style:font-name="Segoe UI" style:font-name-asian="Segoe UI" style:font-name-complex="Segoe UI" fo:font-weight="bold" style:font-weight-asian="bold" style:font-weight-complex="bold" fo:color="#ED7D31" fo:font-size="12pt" style:font-size-asian="12pt" style:font-size-complex="12pt" fo:hyphenate="false"/>
    </style:style>
    <style:style style:name="LinkStyle" style:display-name="Link Style" style:family="paragraph">
      <style:paragraph-properties fo:margin-top="0.1in" fo:margin-bottom="0.05in" fo:line-height="115%"/>
      <style:text-properties style:font-name="Segoe UI" style:font-name-asian="Segoe UI" style:font-name-complex="Segoe UI" fo:font-weight="bold" style:font-weight-asian="bold" style:font-weight-complex="bold" fo:color="#2E74B5" fo:font-size="12pt" style:font-size-asian="12pt" style:font-size-complex="12pt" style:text-underline-type="single" style:text-underline-style="solid" style:text-underline-width="auto" style:text-underline-mode="continuous" style:text-underline-color="#2E74B5" fo:hyphenate="false"/>
    </style:style>
    <style:style style:name="ParagraphTextStyle" style:display-name="Paragraph Text Style" style:family="paragraph">
      <style:paragraph-properties fo:margin-top="0.1in" fo:margin-bottom="0.05in" fo:line-height="115%"/>
      <style:text-properties style:font-name="Segoe UI" style:font-name-asian="Segoe UI" style:font-name-complex="Segoe UI" fo:color="#000000" fo:font-size="13pt" style:font-size-asian="13pt" style:font-size-complex="13pt" fo:hyphenate="false"/>
    </style:style>
    <style:style style:name="CitationStyle" style:display-name="Citation Style" style:family="paragraph">
      <style:text-properties style:font-name="Segoe UI" style:font-name-asian="Segoe UI" style:font-name-complex="Segoe UI" fo:color="#000000" fo:hyphenate="false"/>
    </style:style>
    <style:style style:name="HeaderStyle" style:display-name="Header Style" style:family="paragraph">
      <style:text-properties style:font-name="Segoe UI" style:font-name-asian="Segoe UI" style:font-name-complex="Segoe UI" fo:color="#767676" fo:font-size="12pt" style:font-size-asian="12pt" style:font-size-complex="12pt" fo:hyphenate="false"/>
    </style:style>
    <style:style style:name="CodeStyle" style:display-name="Code Style" style:family="paragraph">
      <style:text-properties style:font-name="Consolas" style:font-name-asian="Consolas" style:font-name-complex="Consolas" fo:font-size="12pt" style:font-size-asian="12pt" style:font-size-complex="12pt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0138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4708in"/>
      </style:header-style>
      <style:footer-style>
        <style:header-footer-properties style:dynamic-spacing="true" fo:min-height="0.9861in"/>
      </style:footer-style>
    </style:page-layout>
    <style:style style:name="P2" style:parent-style-name="HeaderStyle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Powered by A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erick Pakoo</meta:initial-creator>
    <dc:creator>Roderick Pakoo</dc:creator>
    <meta:creation-date>2024-03-08T04:54:00Z</meta:creation-date>
    <dc:date>2024-03-08T04:54:00Z</dc:date>
    <meta:template xlink:href="Normal.dotm" xlink:type="simple"/>
    <meta:editing-cycles>2</meta:editing-cycles>
    <meta:editing-duration>PT0S</meta:editing-duration>
    <meta:document-statistic meta:page-count="1" meta:paragraph-count="1" meta:word-count="14" meta:character-count="93" meta:row-count="1" meta:non-whitespace-character-count="80"/>
  </office:meta>
</office:document-meta>
</file>